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officeooo:rsid="00201700" officeooo:paragraph-rsid="00201700" style:font-weight-asian="bold" style:font-weight-complex="bold"/>
    </style:style>
    <style:style style:name="P2" style:family="paragraph" style:parent-style-name="Standard">
      <style:text-properties fo:font-weight="normal" officeooo:rsid="002d600b" officeooo:paragraph-rsid="002d600b" style:font-weight-asian="normal" style:font-weight-complex="normal"/>
    </style:style>
    <style:style style:name="P3" style:family="paragraph" style:parent-style-name="Standard">
      <style:text-properties fo:font-weight="normal" officeooo:rsid="0052754c" officeooo:paragraph-rsid="005ee121" style:font-weight-asian="normal" style:font-weight-complex="normal"/>
    </style:style>
    <style:style style:name="P4" style:family="paragraph" style:parent-style-name="Standard">
      <style:text-properties fo:font-weight="normal" officeooo:rsid="005ee121" officeooo:paragraph-rsid="005ee121" style:font-weight-asian="normal" style:font-weight-complex="normal"/>
    </style:style>
    <style:style style:name="P5" style:family="paragraph" style:parent-style-name="Text_20_body">
      <style:text-properties officeooo:rsid="005dca5f" officeooo:paragraph-rsid="005dca5f"/>
    </style:style>
    <style:style style:name="P6" style:family="paragraph" style:parent-style-name="Text_20_body">
      <style:text-properties officeooo:rsid="005dca5f" officeooo:paragraph-rsid="00674940"/>
    </style:style>
    <style:style style:name="P7" style:family="paragraph" style:parent-style-name="Text_20_body">
      <style:text-properties officeooo:rsid="005ee121" officeooo:paragraph-rsid="005ee121"/>
    </style:style>
    <style:style style:name="P8" style:family="paragraph" style:parent-style-name="Text_20_body">
      <style:text-properties officeooo:rsid="00603c02" officeooo:paragraph-rsid="00603c02"/>
    </style:style>
    <style:style style:name="P9" style:family="paragraph" style:parent-style-name="Text_20_body">
      <style:text-properties officeooo:rsid="00603c02" officeooo:paragraph-rsid="0061c2f1"/>
    </style:style>
    <style:style style:name="P10" style:family="paragraph" style:parent-style-name="Text_20_body">
      <style:text-properties officeooo:paragraph-rsid="005ee121"/>
    </style:style>
    <style:style style:name="P11" style:family="paragraph" style:parent-style-name="Text_20_body">
      <style:text-properties officeooo:paragraph-rsid="0061c2f1"/>
    </style:style>
    <style:style style:name="P12" style:family="paragraph" style:parent-style-name="Text_20_body">
      <style:text-properties officeooo:rsid="0061c2f1" officeooo:paragraph-rsid="0061c2f1"/>
    </style:style>
    <style:style style:name="P13" style:family="paragraph" style:parent-style-name="Text_20_body">
      <style:text-properties officeooo:rsid="006269c8" officeooo:paragraph-rsid="006269c8"/>
    </style:style>
    <style:style style:name="P14" style:family="paragraph" style:parent-style-name="Text_20_body">
      <style:text-properties officeooo:paragraph-rsid="006269c8"/>
    </style:style>
    <style:style style:name="P15" style:family="paragraph" style:parent-style-name="Text_20_body">
      <style:text-properties fo:font-weight="bold" officeooo:paragraph-rsid="0063cfbb" style:font-weight-asian="bold" style:font-weight-complex="bold"/>
    </style:style>
    <style:style style:name="P16" style:family="paragraph" style:parent-style-name="Text_20_body">
      <style:text-properties fo:font-weight="bold" officeooo:rsid="00674940" officeooo:paragraph-rsid="00674940" style:font-weight-asian="bold" style:font-weight-complex="bold"/>
    </style:style>
    <style:style style:name="P17" style:family="paragraph" style:parent-style-name="Text_20_body">
      <style:text-properties fo:font-weight="bold" officeooo:rsid="005dca5f" officeooo:paragraph-rsid="005dca5f" style:font-weight-asian="bold" style:font-weight-complex="bold"/>
    </style:style>
    <style:style style:name="P18" style:family="paragraph" style:parent-style-name="Text_20_body">
      <style:text-properties officeooo:paragraph-rsid="0063cfbb"/>
    </style:style>
    <style:style style:name="P19" style:family="paragraph" style:parent-style-name="Text_20_body">
      <style:text-properties officeooo:rsid="0063cfbb" officeooo:paragraph-rsid="0063cfbb"/>
    </style:style>
    <style:style style:name="P20" style:family="paragraph" style:parent-style-name="Text_20_body">
      <style:text-properties officeooo:paragraph-rsid="006512fc"/>
    </style:style>
    <style:style style:name="P21" style:family="paragraph" style:parent-style-name="Text_20_body">
      <style:text-properties officeooo:rsid="006972e9" officeooo:paragraph-rsid="006972e9"/>
    </style:style>
    <style:style style:name="T1" style:family="text">
      <style:text-properties fo:font-weight="bold" style:font-weight-asian="bold" style:font-weight-complex="bold"/>
    </style:style>
    <style:style style:name="T2" style:family="text">
      <style:text-properties fo:font-weight="bold" officeooo:rsid="00603c02" style:font-weight-asian="bold" style:font-weight-complex="bold"/>
    </style:style>
    <style:style style:name="T3" style:family="text">
      <style:text-properties fo:font-weight="bold" officeooo:rsid="006269c8" style:font-weight-asian="bold" style:font-weight-complex="bold"/>
    </style:style>
    <style:style style:name="T4" style:family="text">
      <style:text-properties fo:font-weight="bold" officeooo:rsid="0062c167" style:font-weight-asian="bold" style:font-weight-complex="bold"/>
    </style:style>
    <style:style style:name="T5" style:family="text">
      <style:text-properties fo:font-weight="bold" officeooo:rsid="0063cfbb" style:font-weight-asian="bold" style:font-weight-complex="bold"/>
    </style:style>
    <style:style style:name="T6" style:family="text">
      <style:text-properties fo:font-weight="bold" officeooo:rsid="006512fc" style:font-weight-asian="bold" style:font-weight-complex="bold"/>
    </style:style>
    <style:style style:name="T7" style:family="text">
      <style:text-properties officeooo:rsid="0025c232"/>
    </style:style>
    <style:style style:name="T8" style:family="text">
      <style:text-properties officeooo:rsid="0029c951"/>
    </style:style>
    <style:style style:name="T9" style:family="text">
      <style:text-properties officeooo:rsid="005d7caa"/>
    </style:style>
    <style:style style:name="T10" style:family="text">
      <style:text-properties officeooo:rsid="005ee121"/>
    </style:style>
    <style:style style:name="T11" style:family="text">
      <style:text-properties officeooo:rsid="00603c02"/>
    </style:style>
    <style:style style:name="T12" style:family="text">
      <style:text-properties officeooo:rsid="0060c644"/>
    </style:style>
    <style:style style:name="T13" style:family="text">
      <style:text-properties officeooo:rsid="0061c2f1"/>
    </style:style>
    <style:style style:name="T14" style:family="text">
      <style:text-properties officeooo:rsid="006269c8"/>
    </style:style>
    <style:style style:name="T15" style:family="text">
      <style:text-properties officeooo:rsid="0062c167"/>
    </style:style>
    <style:style style:name="T16" style:family="text">
      <style:text-properties officeooo:rsid="0063cfbb"/>
    </style:style>
    <style:style style:name="T17" style:family="text">
      <style:text-properties officeooo:rsid="006512fc"/>
    </style:style>
    <style:style style:name="T18" style:family="text">
      <style:text-properties officeooo:rsid="00674940"/>
    </style:style>
    <style:style style:name="T19" style:family="text">
      <style:text-properties officeooo:rsid="0067e74a"/>
    </style:style>
    <style:style style:name="T20" style:family="text">
      <style:text-properties officeooo:rsid="006972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9">27 August</text:span> 2014 transmission <text:span text:style-name="T9">28 August</text:span> 201<text:span text:style-name="T7">4</text:span></text:p>
      <text:p text:style-name="P1"/>
      <text:p text:style-name="P1"><text:span text:style-name="T8">[0] </text:span>Introduction</text:p>
      <text:p text:style-name="P3"><text:span text:style-name="T9">Hello people, with your monthly chance to turn off the radio and get your cable management sorted out once again here’s yer IT Stuff, we have our awesome studio posse of Dave Dick Kriss and Shi.</text:span></text:p>
      <text:p text:style-name="P3"/>
      <text:p text:style-name="P4">Coming up on today’s show we’ll have cats, fish, <text:span text:style-name="T16">gnomes, </text:span>walruses and Brian. <text:s/><text:span text:style-name="T16">Sixty percent of that list was</text:span> at the recent Leeds Hack event, and we’ll have special reports to prove it. </text:p>
      <text:p text:style-name="P2"/>
      <text:p text:style-name="P7">But first let’s get involved with this month’s news. <text:s/><text:span text:style-name="T13">For a start, yer BT and yer Virgin’s going up. </text:span></text:p>
      <text:p text:style-name="P7"><text:span text:style-name="T1">[2 Min]</text:span> You might as well <text:span text:style-name="T11">kiss Twitch TV goodbye, it’s dead to us now. <text:s/>We first mentioned it last year when we told you all the cool kids had moved there from Youtube because Youtube was poo, and we mentioned it the other month when there were rumours that Google was buying it. <text:s/>Well it turns out that the buyer is in fact Amazon who are buying Twitch for silly money. <text:s/>The first inkling came a couple of weeks ago when Twitch brought in the same flawed copyright policing that has been driving people away from Youtube.</text:span></text:p>
      <text:p text:style-name="P8">Kriss, what made Twitch special?</text:p>
      <text:p text:style-name="P8">Wh<text:span text:style-name="T16">ere</text:span> are the cool kids going to go now?</text:p>
      <text:p text:style-name="P11"><text:span text:style-name="T2">[4 Min]</text:span><text:span text:style-name="T11"> Here’s this month’s evil corporate overlord slot. <text:s/>First there’s the Premier League who have warned fans not to tweet videos of footie action in any shape or form. Their spokesdroid wittered: </text:span>"<text:span text:style-name="T13">U</text:span>ltimately it is against the law. It's a breach of copyright and we would discourage fans from doing it. We're developing technologies like gif crawlers, Vine crawlers, working with Twitter to look to curtail this kind of activity... I know it sounds as if we're killjoys, but we have to protect our intellectual property." <text:span text:style-name="T12">Well, no you don’t, actually. <text:s/>And more of the same from the BBC who have forced independent fansite “Doctor Who Media” (with 25,000 members) to shut down with literally a knock on the door and a cease and desist notice. <text:s/>The site had been around more than four years. <text:s/></text:span></text:p>
      <text:p text:style-name="P11"><text:span text:style-name="T12">If that’s the way footie and Who fans are treated, doesn’t it put you off being a fan?</text:span></text:p>
      <text:p text:style-name="P9"><text:span text:style-name="T1">[6 Min]</text:span> We told you last month that there were new versions of Windows in the offing, well, the rumours are now all over the place. <text:s/>It looks like Windows 8.1 Update 2 won’t happen, they are now hinting that the regular monthly bugfixes will also be used for new features, and <text:span text:style-name="T15">a </text:span>Windows 9 <text:span text:style-name="T15">Preview</text:span> might turn up next month. <text:s/>Do you get the idea Microsoft are <text:span text:style-name="T15">in a tizz</text:span>? </text:p>
      <text:p text:style-name="P9"><text:span text:style-name="T12">Meanwhile they stuffed up August’s Patch Tuesday. People were getting the famous blue screen of death until they pulled four updates, and if your fonts have gone to pot, it’s their fault not yours.</text:span></text:p>
      <text:p text:style-name="P12"><text:span text:style-name="T1">[8 Min]</text:span> Ok folks that’s got all the nasty stuff out of the way, it’s time for some fun with Brian’s special report from Leeds Hack. <text:s/><text:span text:style-name="T16">He’s about to meet a Killer Robot!</text:span></text:p>
      <text:p text:style-name="P13"><text:span text:style-name="T1">[</text:span><text:span text:style-name="T4">9 Min] Report pt 1 [</text:span><text:span text:style-name="T5">4:21</text:span><text:span text:style-name="T4">]</text:span></text:p>
      <text:p text:style-name="P18"><text:span text:style-name="T3">[14 Min]</text:span><text:span text:style-name="T14"> Great, that was </text:span>Andrew, Dylan, Michael <text:span text:style-name="T16">and </text:span>Duncan, <text:span text:style-name="T16">the Killer Robot Crew. <text:s/></text:span></text:p>
      <text:p text:style-name="P15"><text:span text:style-name="T16">You are listening to IT Stuff on BCB Radio 106.6FM - Logged In To Bradford</text:span></text:p>
      <text:p text:style-name="P15"><text:span text:style-name="T16">And before the end of the show we’ll be back at Leeds Hack, encountering Gnomes and Walruses.</text:span></text:p>
      <text:p text:style-name="P13"><text:span text:style-name="T6">[15 Min]</text:span><text:span text:style-name="T17"> But first the true ruler of the Interwebs - Felis Catus, the domestic cat. <text:s/>The recent Defcon event in the states saw the debut of WarKitteh. Do we remember the old fad for Wardriving?</text:span></text:p>
      <text:p text:style-name="P19">Well this is sort of the same but much sneakier. <text:s/>WarKitteh is a cat fitted with a collar that identifies insecure wifi. <text:s/>The intention is that the cat roams the neighbourhood discreetly snooping on your neighbour’s wifi. <text:s/>Its inventor’s first attempt ended badly when the cat ran off and hid under a bush until the battery ran down. <text:s/>Fail. The second cat he tried just mooched around its own back yard. <text:s/><text:soft-page-break/>Fail. The third <text:span text:style-name="T17">cat, Coco, did a lot better - it caught four open networks, four WEP networks (easy to crack) and a small rodent.</text:span></text:p>
      <text:p text:style-name="P20"><text:span text:style-name="T6">[16 Min]</text:span><text:span text:style-name="T17"> And meanwhile in Fish Playing Pokemon news, the net has been watching a fish play Pokemon. <text:s/>The fish is called Grayson Hopper. <text:s/>A camera tracks where it moves in its fishtank, and does various keypresses in Pokemon depending on where Grayson Hopper swims to. <text:s/>Unfortunately Grayson Hopper sleeps a lot, but it has managed to acquire a charmander named </text:span>AAAABBK <text:span text:style-name="T18">and got out of the house</text:span>. <text:s/><text:span text:style-name="T18">Let’s drop in on Grayson Hopper for a moment...</text:span></text:p>
      <text:p text:style-name="P16">[17 1/2 min] fish.wav <text:span text:style-name="T19">[17 sec]</text:span></text:p>
      <text:p text:style-name="P13"><text:span text:style-name="T1">[18 Min]</text:span> So now we head back to Leeds Hack where Brian is about to find out about Gnomeageddon and Walrus Dash. Awesome!</text:p>
      <text:p text:style-name="P14"><text:span text:style-name="T3">[19 Min]</text:span><text:span text:style-name="T14"> </text:span><text:span text:style-name="T3">Report pt 2 [</text:span><text:span text:style-name="T1">4:46</text:span><text:span text:style-name="T3">]</text:span></text:p>
      <text:p text:style-name="P5"><text:span text:style-name="T1">[24 Min]</text:span> That was Brian’s report from Leeds Hack, featuring Giles, Ben, Lewis and Billy with their Walrus Dash, and before that we heard about Gnomeageddon from Eugene, Andrew and Richard. <text:s/>Huge thanks to everybody involved, Brian got such a huggin of good stuff that there will be more Leeds Hack reports in the next two IT Stuffs, including the return of the Minecraft Gang that we met last year, Matt, Adam, Ross and Jack. </text:p>
      <text:p text:style-name="P6"><text:span text:style-name="T1">[25 Min]</text:span> Before we go, there’<text:span text:style-name="T18">s</text:span> <text:span text:style-name="T18">stuff</text:span> to plug. <text:s/><text:span text:style-name="T18">There Speccy Jam, a ZX Spectrum online code happening during the first week of September, that’s at speccyjam.com. Our own Wetgenes crew might well be updating their hit paint app, Swanky Paint, as part of that. <text:s/>And you’ve just got time to volunteer for light night leeds at lightnightleeds.co.uk</text:span></text:p>
      <text:p text:style-name="P10"><text:span text:style-name="T10">And don’t forget, we have our very own website, it is now at itstuff.org.uk and it is AWESUM.</text:span></text:p>
      <text:p text:style-name="P21">We leave you seasonally with Screeching Weasel, here is The First Day of Autumn</text:p>
      <text:p text:style-name="P17">[26 Min] <text:span text:style-name="T20">music </text:span>[29 Min 52 Sec] End</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Courier, monospace"/>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08-27T13:55:57.287252417</dc:date>
    <meta:editing-duration>P0D</meta:editing-duration>
    <meta:editing-cycles>6</meta:editing-cycles>
    <meta:generator>LibreOffice/4.2.5.2$Linux_X86_64 LibreOffice_project/420m0$Build-2</meta:generator>
    <meta:document-statistic meta:table-count="0" meta:image-count="0" meta:object-count="0" meta:page-count="2" meta:paragraph-count="28" meta:word-count="974" meta:character-count="5369" meta:non-whitespace-character-count="4391"/>
  </office:meta>
</office:document-meta>
</file>